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0pt" style:font-size-asian="10pt" style:font-size-complex="10pt"/>
    </style:style>
    <style:style style:name="P2" style:family="paragraph" style:parent-style-name="Text_20_body" style:list-style-name="L3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style:font-size-asian="8.75pt" style:font-size-complex="10pt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2">
      <style:paragraph-properties fo:margin-left="1.016cm" fo:margin-right="0cm" fo:text-indent="-0.026cm" style:auto-text-indent="false">
        <style:tab-stops/>
      </style:paragraph-properties>
      <style:text-properties fo:font-size="12pt" style:font-size-asian="12pt" style:font-size-complex="12pt"/>
    </style:style>
    <style:style style:name="P6" style:family="paragraph" style:parent-style-name="Heading_20_2">
      <style:paragraph-properties fo:margin-left="1.016cm" fo:margin-right="0cm" fo:margin-top="0.423cm" fo:margin-bottom="0.212cm" fo:text-indent="-0.026cm" style:auto-text-indent="false" fo:keep-with-next="always">
        <style:tab-stops/>
      </style:paragraph-properties>
      <style:text-properties style:font-name="Liberation Sans" fo:font-size="12pt" style:font-name-asian="DejaVu Sans" style:font-size-asian="12pt" style:font-name-complex="DejaVu Sans" style:font-size-complex="12pt"/>
    </style:style>
    <style:style style:name="T1" style:family="text">
      <style:text-properties style:font-name="Liberation Sans" style:font-name-asian="DejaVu Sans" style:font-name-complex="DejaVu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eguntero Ing. de Software.</text:h>
      <text:p text:style-name="Text_20_body"/>
      <text:h text:style-name="P6" text:outline-level="2">Métricas de Software.</text:h>
      <text:list xml:id="list388450512" text:style-name="L1">
        <text:list-item>
          <text:p text:style-name="P1">Para que sirve las métricas de software?.</text:p>
        </text:list-item>
        <text:list-item>
          <text:p text:style-name="P1">Para que medimos? (4)</text:p>
        </text:list-item>
        <text:list-item>
          <text:p text:style-name="P1">Defina: Media, Métrica e Indicador.</text:p>
        </text:list-item>
        <text:list-item>
          <text:p text:style-name="P1">Tipos de Métricas. (2)</text:p>
        </text:list-item>
        <text:list-item>
          <text:p text:style-name="P1">Que son las métricas de procesos?</text:p>
        </text:list-item>
        <text:list-item>
          <text:p text:style-name="P1">Para que es necesario medir el proceso? (3)</text:p>
        </text:list-item>
        <text:list-item>
          <text:p text:style-name="P1">Como se mide la eficacia de un proceso de software?</text:p>
        </text:list-item>
        <text:list-item>
          <text:p text:style-name="P1">Reglas para las métricas de software. (7)</text:p>
        </text:list-item>
        <text:list-item>
          <text:p text:style-name="P1">Que permiten las métricas al Gestor de proyecto de software? (5)</text:p>
        </text:list-item>
        <text:list-item>
          <text:p text:style-name="P1">Por que se dice que las métricas de software son tácticas?</text:p>
        </text:list-item>
        <text:list-item>
          <text:p text:style-name="P1">Par que sirven las métricas de proyectos anteriores?</text:p>
        </text:list-item>
        <text:list-item>
          <text:p text:style-name="P1">Que finalidad cumplen las métricas del software? (2)</text:p>
        </text:list-item>
        <text:list-item>
          <text:p text:style-name="P1">Tipos de medición de software. (2)</text:p>
        </text:list-item>
        <text:list-item>
          <text:p text:style-name="P1">Métricas de Software Orientada al tamaño.</text:p>
        </text:list-item>
        <text:list-item>
          <text:p text:style-name="P1">Métricas de software Orientada ala función.</text:p>
        </text:list-item>
        <text:list-item>
          <text:p text:style-name="P1">Métricas de software orientada a la calidad. (4)</text:p>
        </text:list-item>
        <text:list-item>
          <text:p text:style-name="P1"><text:s/>Métricas de La eficacia de la eliminación de defectos.</text:p>
        </text:list-item>
        <text:list-item>
          <text:p text:style-name="P1">Argumentos para la integración de Métricas en el proceso de software. (3)</text:p>
        </text:list-item>
        <text:list-item>
          <text:p text:style-name="P1">Establecimiento de las lineas bases de Métricas.</text:p>
        </text:list-item>
        <text:list-item>
          <text:p text:style-name="P1">Recopilación, calculo y evaluación de métricas.</text:p>
        </text:list-item>
      </text:list>
      <text:p text:style-name="P3"/>
      <text:h text:style-name="P5" text:outline-level="2">Gestión<text:span text:style-name="T1"> de </text:span><text:span text:style-name="T1">Configuración</text:span><text:span text:style-name="T1"> de Software.</text:span></text:h>
      <text:list xml:id="list1613129956" text:style-name="L3">
        <text:list-item>
          <text:p text:style-name="P2">Objetivo de la gestión de configuración.</text:p>
        </text:list-item>
        <text:list-item>
          <text:p text:style-name="P2">Que es la configuración? (2)</text:p>
        </text:list-item>
        <text:list-item>
          <text:p text:style-name="P2">Fuentes fundamentales del cambio. (4)</text:p>
        </text:list-item>
        <text:list-item>
          <text:p text:style-name="P2">Integridad en los productos del proyecto. (4)</text:p>
        </text:list-item>
        <text:list-item>
          <text:p text:style-name="P2">Metas y visiones de la gestión de configuración desde el punto de vista del <text:s/>Gestor del proyecto, Gestor de configuración, ingenieros de software y el cliente.</text:p>
        </text:list-item>
        <text:list-item>
          <text:p text:style-name="P2">Ventajas de la Gestión de Configuración. (6)</text:p>
        </text:list-item>
        <text:list-item>
          <text:p text:style-name="P2">Trabas de la gestión de configuración (4).</text:p>
        </text:list-item>
        <text:list-item>
          <text:p text:style-name="P2">Elementos de un sistema de gestión de configuración. (4)</text:p>
        </text:list-item>
        <text:list-item>
          <text:p text:style-name="P2">Linea base.</text:p>
        </text:list-item>
        <text:list-item>
          <text:p text:style-name="P2">Motivos para usar un Versionador. (4)</text:p>
        </text:list-item>
        <text:list-item>
          <text:p text:style-name="P2">Papel del deposito de ECS. (6)</text:p>
        </text:list-item>
        <text:list-item>
          <text:p text:style-name="P2">Responsabilidades del deposito. (4)</text:p>
        </text:list-item>
        <text:list-item>
          <text:p text:style-name="P2">Características de de la GCS. (5)</text:p>
        </text:list-item>
        <text:list-item>
          <text:p text:style-name="P2">Como es el proceso de Gestión de Configuración?</text:p>
        </text:list-item>
        <text:list-item>
          <text:p text:style-name="P2">Defina: Identificación de procesos de configuración de software.</text:p>
        </text:list-item>
        <text:list-item>
          <text:p text:style-name="P2">Defina: Control de versiones.</text:p>
        </text:list-item>
        <text:list-item>
          <text:p text:style-name="P2">Defina: Control de Cambios.</text:p>
        </text:list-item>
        <text:list-item>
          <text:p text:style-name="P2">Defina: Auditoría de Configuración.</text:p>
        </text:list-item>
        <text:list-item>
          <text:p text:style-name="P2">Funciones de la auditoría. (3)</text:p>
        </text:list-item>
        <text:list-item>
          <text:p text:style-name="P2">A que procesos sirve la auditoría (2)</text:p>
        </text:list-item>
        <text:list-item>
          <text:p text:style-name="P2">Tipos de auditoría (2)</text:p>
        </text:list-item>
        <text:list-item>
          <text:p text:style-name="P2">Beneficios de la auditoría (3)</text:p>
        </text:list-item>
        <text:list-item>
          <text:p text:style-name="P2">Defina: Informe de Estado.</text:p>
        </text:list-item>
        <text:list-item>
          <text:p text:style-name="P2">Funciones de los informes de estado.</text:p>
        </text:list-item>
        <text:list-item>
          <text:p text:style-name="P2">Requisitos de los informes de est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Unidad " style:num-suffix="." style:num-format="I" text:start-value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BC</meta:initial-creator>
    <meta:creation-date>2008-11-14T01:20:37</meta:creation-date>
    <dc:date>2008-11-14T03:41:14</dc:date>
    <dc:creator>Juan BC</dc:creator>
    <meta:editing-duration>PT02H17M31S</meta:editing-duration>
    <meta:editing-cycles>14</meta:editing-cycles>
    <meta:generator>OpenOffice.org/3.0$Linux OpenOffice.org_project/300m9$Build-9358</meta:generator>
    <meta:document-statistic meta:table-count="0" meta:image-count="0" meta:object-count="0" meta:page-count="1" meta:paragraph-count="48" meta:word-count="371" meta:character-count="2152"/>
    <meta:user-defined meta:name="Información 1"/>
    <meta:user-defined meta:name="Información 2"/>
    <meta:user-defined meta:name="Información 3"/>
    <meta:user-defined meta:name="Información 4"/>
  </office:meta>
</office:document-meta>
</file>